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74cm"/>
    </style:style>
    <style:style style:name="co3" style:family="table-column">
      <style:table-column-properties fo:break-before="auto" style:column-width="1.268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9.597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7" table:default-cell-style-name="ce4"/>
        <table:table-column table:style-name="co9" table:default-cell-style-name="ce4"/>
        <table:table-column table:style-name="co1" table:number-columns-repeated="3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go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afikkonvertierungen</text:p>
          </table:table-cell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sklassenerstellu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inarbeitung in ASP.NET MVC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cosShar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iles gemalt</text:p>
          </table:table-cell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inition erster Ac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QLite &amp; Datenban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leMapSets (Grafische Anzeige, Klickbare Tiles, Verschiebbar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esten</text:p>
          </table:table-cell>
        </table:table-row>
        <table:table-row table:style-name="ro1">
          <table:table-cell table:style-name="ce1"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nittstelle und HTTP Zugriff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HTTP Zugriff, Umsetzen der Daten auf anzeigbare Regionen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reading auf dem Server</text:p>
          </table:table-cell>
          <table:table-cell table:number-columns-repeated="9"/>
        </table:table-row>
        <table:table-row table:style-name="ro1">
          <table:table-cell table:style-name="ce1" office:value-type="date" office:date-value="2015-04-22" calcext:value-type="date">
            <text:p>22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, Programmierung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4" calcext:value-type="date">
            <text:p>24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4-29" calcext:value-type="date">
            <text:p>29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Bugs in CocosSharp Tilesets</text:p>
          </table:table-cell>
          <table:table-cell table:number-columns-repeated="12"/>
        </table:table-row>
        <table:table-row table:style-name="ro1">
          <table:table-cell table:style-name="ce1" office:value-type="date" office:date-value="2015-05-06" calcext:value-type="date">
            <text:p>06.05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Testen der Anzeige, Auswahl der Tiles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46" calcext:value-type="float">
            <text:p>46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88" calcext:value-type="float">
            <text:p>88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69" calcext:value-type="float">
            <text:p>69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84" calcext:value-type="float">
            <text:p>84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69" calcext:value-type="float">
            <text:p>69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.00.0000</text:date>, <text:time style:data-style-name="N2" text:time-value="08:08:34.2995197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5-19T08:17:14.946932800</dc:date>
    <meta:editing-duration>PT42M27S</meta:editing-duration>
    <meta:editing-cycles>48</meta:editing-cycles>
    <meta:generator>LibreOffice/4.2.8.2$Linux_X86_64 LibreOffice_project/420m0$Build-2</meta:generator>
    <meta:document-statistic meta:table-count="1" meta:cell-count="92" meta:object-count="0"/>
  </office:meta>
</office:document-meta>
</file>